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fo:line-height="0.1799in" fo:text-align="justify" style:justify-single-word="false"/>
      <style:text-properties fo:color="#000000" style:text-position="0% 100%" style:font-name="Calibri" fo:font-size="16pt" fo:letter-spacing="normal" style:text-underline-style="none" style:font-size-asian="16pt"/>
    </style:style>
    <style:style style:name="P2" style:family="paragraph" style:parent-style-name="Standard">
      <style:paragraph-properties fo:margin-top="0in" fo:margin-bottom="0.111in" fo:line-height="0.1799in" fo:text-align="justify" style:justify-single-word="false"/>
      <style:text-properties fo:color="#000000" style:text-position="0% 100%" style:font-name="Calibri" fo:font-size="20pt" fo:letter-spacing="normal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margin-top="0in" fo:margin-bottom="0.111in" fo:line-height="0.1799in" fo:text-align="justify" style:justify-single-word="false"/>
      <style:text-properties fo:color="#000000" style:text-position="0% 100%" style:font-name="Calibri" fo:font-size="18pt" fo:letter-spacing="normal" style:text-underline-style="solid" style:text-underline-width="auto" style:text-underline-color="font-color" style:font-size-asian="18pt" style:font-size-complex="18pt"/>
    </style:style>
    <style:style style:name="P4" style:family="paragraph" style:parent-style-name="Standard">
      <style:paragraph-properties fo:margin-top="0in" fo:margin-bottom="0.111in" fo:line-height="0.1799in" fo:text-align="justify" style:justify-single-word="false"/>
      <style:text-properties fo:color="#000000" style:text-position="0% 100%" style:font-name="Calibri" fo:font-size="14pt" fo:letter-spacing="normal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margin-top="0in" fo:margin-bottom="0.111in" fo:line-height="0.1799in" fo:text-align="justify" style:justify-single-word="false"/>
      <style:text-properties fo:color="#000000" style:text-position="0% 100%" style:font-name="Calibri" fo:font-size="14pt" fo:letter-spacing="normal" style:text-underline-style="none" style:font-size-asian="14pt" style:font-size-complex="14pt"/>
    </style:style>
    <style:style style:name="P6" style:family="paragraph" style:parent-style-name="Standard">
      <style:paragraph-properties fo:margin-top="0in" fo:margin-bottom="0.111in" fo:line-height="0.1799in" fo:text-align="justify" style:justify-single-word="false"/>
      <style:text-properties fo:color="#00ae00" style:text-position="0% 100%" style:font-name="Calibri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color="#008000" fo:font-size="14pt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color="#008080" fo:font-size="14pt" style:font-size-asian="14pt"/>
    </style:style>
    <style:style style:name="T4" style:family="text">
      <style:text-properties fo:color="#ffff00" fo:font-size="14pt" style:font-size-asian="14pt"/>
    </style:style>
    <style:style style:name="T5" style:family="text">
      <style:text-properties fo:color="#ff0000" fo:font-size="14pt" style:font-size-asian="14pt"/>
    </style:style>
    <style:style style:name="T6" style:family="text">
      <style:text-properties fo:color="#0000ff"/>
    </style:style>
    <style:style style:name="T7" style:family="text">
      <style:text-properties fo:color="#0000ff"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lue color font need to discuss with client</text:p>
      <text:p text:style-name="P2"/>
      <text:p text:style-name="P2">Dashboard</text:p>
      <text:p text:style-name="P1">==&gt; <text:span text:style-name="T2">On filters “Filter by Payment Method” <text:s/>use bold and red color</text:span></text:p>
      <text:p text:style-name="P1"><text:span text:style-name="T2">==&gt;“Approved” status button <text:s/>color </text:span><text:span text:style-name="T3">#53a93f</text:span></text:p>
      <text:p text:style-name="P1"><text:span text:style-name="T2">==&gt;</text:span><text:span text:style-name="T3"> </text:span><text:span text:style-name="T2">“On hold” status button <text:s/>color </text:span><text:span text:style-name="T4">#f4b400</text:span></text:p>
      <text:p text:style-name="P1"><text:span text:style-name="T2">==&gt; “Rejected” status button <text:s/>color </text:span><text:span text:style-name="T5">#f3553a</text:span></text:p>
      <text:p text:style-name="P1"><text:span text:style-name="T2">==&gt;</text:span><text:span text:style-name="T5"> </text:span><text:span text:style-name="T2">Data in the table</text:span><text:span text:style-name="T1"> <text:s/></text:span><text:span text:style-name="T2">#. Darker gray color also.</text:span></text:p>
      <text:p text:style-name="P1"><text:span text:style-name="T2">==&gt; </text:span><text:span text:style-name="T7">Change font in the table. Use this link from google fonts in the CSS &lt;link href="https://fonts.googleapis.com/css?family=Maven+Pro" rel="stylesheet"&gt; <text:s text:c="2"/>and use <text:s/>font-family: 'Maven Pro', sans-serif;</text:span></text:p>
      <text:p text:style-name="P1"><text:span text:style-name="T2">==&gt; Make the Docs icon bigger or find another one. Ask JP. I don’t like how it looks right now.</text:span></text:p>
      <text:p text:style-name="P1"><text:span text:style-name="T2">==&gt; The listbox through which I switch stores must have a fixed width of 30 characters. </text:span><text:span text:style-name="T7">Remove the box also</text:span><text:span text:style-name="T2">. Ask JP.</text:span></text:p>
      <text:p text:style-name="P1"><text:span text:style-name="T2">==&gt; </text:span><text:span text:style-name="T7">Improve the notification window. Ask JP.</text:span></text:p>
      <text:p text:style-name="P1"><text:span text:style-name="T7"/></text:p>
      <text:p text:style-name="P2">Add Invoice and Quick Invoice</text:p>
      <text:p text:style-name="P1"><text:span text:style-name="T2">==&gt;</text:span><text:span text:style-name="T7"> </text:span><text:span text:style-name="T2">Improve how all the listboxes look. Ask JP.</text:span></text:p>
      <text:p text:style-name="P1"><text:span text:style-name="T2">==&gt; “Invoice Information” make it bigger and bold. Ask JP.</text:span></text:p>
      <text:p text:style-name="P1"><text:span text:style-name="T2">==&gt; Make the whole right area less grey (add color #247d4f maybe?). Ask JP.</text:span></text:p>
      <text:p text:style-name="P1"><text:span text:style-name="T2"/></text:p>
      <text:p text:style-name="P3">Reports</text:p>
      <text:p text:style-name="P1"><text:span text:style-name="T2">==&gt; On filters “Filter by Payment Method” <text:s/>use bold and red color. Ask JP.</text:span></text:p>
      <text:p text:style-name="P1"><text:span text:style-name="T2"/></text:p>
      <text:p text:style-name="P3">Open Invoice Page</text:p>
      <text:p text:style-name="P5">==&gt; Improve the style of the popup window “Are you sure you want to approve/reject this invoice?”</text:p>
      <text:p text:style-name="P5">==&gt; Created By, Modified By and Approved By should be of darker color or bold. Ask JP.</text:p>
      <text:p text:style-name="P4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1:53:41.25</meta:creation-date>
    <dc:date>2018-08-25T12:07:27.53</dc:date>
    <meta:editing-duration>PT13M37S</meta:editing-duration>
    <meta:editing-cycles>17</meta:editing-cycles>
    <meta:generator>OpenOffice.org/3.4.1$Win32 OpenOffice.org_project/341m1$Build-9593</meta:generator>
    <meta:document-statistic meta:table-count="0" meta:image-count="0" meta:object-count="0" meta:page-count="1" meta:paragraph-count="20" meta:word-count="212" meta:character-count="1240"/>
  </office:meta>
</office:document-meta>
</file>